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Dash_20_1" svg:stroke-width="0cm" draw:stroke-linejoin="none" draw:fill="solid" draw:fill-color="#ff420e" draw:textarea-horizontal-align="center" draw:textarea-vertical-align="middle"/>
    </style:style>
    <style:style style:name="gr2" style:family="graphic" style:parent-style-name="standard">
      <style:graphic-properties draw:stroke="solid" draw:stroke-dash="Dash_20_1" svg:stroke-width="0cm" svg:stroke-color="#000000" draw:stroke-linejoin="round" draw:fill="none" draw:fill-color="#ff420e" draw:textarea-horizontal-align="center" draw:textarea-vertical-align="middle"/>
    </style:style>
    <style:style style:name="gr3" style:family="graphic" style:parent-style-name="standard">
      <style:graphic-properties draw:stroke="none" draw:stroke-dash="Dash_20_1" svg:stroke-width="0cm" svg:stroke-color="#000000" draw:stroke-linejoin="none" draw:fill="solid" draw:fill-color="#83caff" draw:textarea-horizontal-align="center" draw:textarea-vertical-align="middle"/>
    </style:style>
    <style:style style:name="gr4" style:family="graphic" style:parent-style-name="standard">
      <style:graphic-properties draw:stroke="solid" draw:stroke-dash="Dash_20_1" svg:stroke-width="0cm" svg:stroke-color="#000000" draw:stroke-linejoin="round" draw:fill="none" draw:fill-color="#83caff" draw:textarea-horizontal-align="center" draw:textarea-vertical-align="middle"/>
    </style:style>
    <style:style style:name="gr5" style:family="graphic" style:parent-style-name="standard">
      <style:graphic-properties draw:stroke="none" draw:stroke-dash="Dash_20_1" svg:stroke-width="0cm" svg:stroke-color="#000000" draw:stroke-linejoin="none" draw:fill="solid" draw:fill-color="#ffff00" draw:textarea-horizontal-align="center" draw:textarea-vertical-align="middle"/>
    </style:style>
    <style:style style:name="gr6" style:family="graphic" style:parent-style-name="standard">
      <style:graphic-properties draw:stroke="solid" draw:stroke-dash="Dash_20_1" svg:stroke-width="0cm" svg:stroke-color="#000000" draw:stroke-linejoin="round" draw:fill="none" draw:fill-color="#ffff00" draw:textarea-horizontal-align="center" draw:textarea-vertical-align="middle"/>
    </style:style>
    <style:style style:name="gr7" style:family="graphic" style:parent-style-name="standard">
      <style:graphic-properties draw:stroke="none" draw:stroke-dash="Dash_20_1" svg:stroke-width="0cm" svg:stroke-color="#000000" draw:stroke-linejoin="none" draw:fill="solid" draw:fill-color="#c5000b" draw:textarea-horizontal-align="center" draw:textarea-vertical-align="middle"/>
    </style:style>
    <style:style style:name="gr8" style:family="graphic" style:parent-style-name="standard">
      <style:graphic-properties draw:stroke="solid" draw:stroke-dash="Dash_20_1" svg:stroke-width="0cm" svg:stroke-color="#000000" draw:stroke-linejoin="round" draw:fill="none" draw:fill-color="#c5000b" draw:textarea-horizontal-align="center" draw:textarea-vertical-align="middle"/>
    </style:style>
    <style:style style:name="gr9" style:family="graphic" style:parent-style-name="standard">
      <style:graphic-properties draw:stroke="none" draw:stroke-dash="Dash_20_1" svg:stroke-width="0cm" svg:stroke-color="#000000" draw:stroke-linejoin="none" draw:fill="solid" draw:fill-color="#ffffff" draw:textarea-horizontal-align="center" draw:textarea-vertical-align="middle"/>
    </style:style>
    <style:style style:name="gr10" style:family="graphic" style:parent-style-name="standard">
      <style:graphic-properties draw:stroke="solid" draw:stroke-dash="Dash_20_1" svg:stroke-width="0cm" svg:stroke-color="#000000" draw:stroke-linejoin="round" draw:fill="none" draw:fill-color="#ffffff" draw:textarea-horizontal-align="center" draw:textarea-vertical-align="middle"/>
    </style:style>
    <style:style style:name="gr11" style:family="graphic" style:parent-style-name="standard">
      <style:graphic-properties draw:stroke="none" draw:fill="none" draw:fill-color="#ffffff" draw:textarea-horizontal-align="left" draw:auto-grow-width="true" fo:min-height="0.264cm" fo:min-width="1.628cm"/>
    </style:style>
    <style:style style:name="gr12" style:family="graphic" style:parent-style-name="standard">
      <style:graphic-properties draw:stroke="solid" draw:stroke-dash="Dash_20_1" svg:stroke-width="0.05cm" svg:stroke-color="#000000" draw:stroke-linejoin="round" draw:textarea-horizontal-align="center" draw:textarea-vertical-align="middle" fo:padding-top="0.025cm" fo:padding-bottom="0.025cm" fo:padding-left="0.025cm" fo:padding-right="0.025cm"/>
    </style:style>
    <style:style style:name="gr13" style:family="graphic" style:parent-style-name="standard">
      <style:graphic-properties draw:stroke="none" draw:stroke-dash="Dash_20_1" svg:stroke-width="0cm" svg:stroke-color="#000000" draw:stroke-linejoin="none" draw:fill="solid" draw:fill-color="#000000" draw:textarea-horizontal-align="center" draw:textarea-vertical-align="middle"/>
    </style:style>
    <style:style style:name="gr14" style:family="graphic" style:parent-style-name="standard">
      <style:graphic-properties draw:stroke="none" draw:fill="none" draw:fill-color="#ffffff" draw:textarea-horizontal-align="left" draw:auto-grow-width="true" fo:min-height="0.264cm" fo:min-width="1.895cm"/>
    </style:style>
    <style:style style:name="gr15" style:family="graphic" style:parent-style-name="standard">
      <style:graphic-properties draw:stroke="none" draw:fill="none" draw:fill-color="#ffffff" draw:textarea-horizontal-align="left" draw:auto-grow-width="true" fo:min-height="0.264cm" fo:min-width="10.148cm"/>
    </style:style>
    <style:style style:name="gr16" style:family="graphic" style:parent-style-name="standard">
      <style:graphic-properties draw:stroke="none" draw:fill="none" draw:fill-color="#ffffff" draw:textarea-horizontal-align="left" draw:auto-grow-width="true" fo:min-height="0.264cm" fo:min-width="6.687cm"/>
    </style:style>
    <style:style style:name="gr17" style:family="graphic" style:parent-style-name="standard">
      <style:graphic-properties draw:stroke="none" draw:fill="none" draw:fill-color="#ffffff" draw:textarea-horizontal-align="left" draw:auto-grow-width="true" fo:min-height="0.264cm" fo:min-width="12.012cm"/>
    </style:style>
    <style:style style:name="gr18" style:family="graphic" style:parent-style-name="standard">
      <style:graphic-properties draw:stroke="none" draw:stroke-dash="Dash_20_1" svg:stroke-width="0cm" svg:stroke-color="#000000" draw:stroke-linejoin="none" draw:fill="solid" draw:fill-color="#00ff00" draw:textarea-horizontal-align="center" draw:textarea-vertical-align="middle"/>
    </style:style>
    <style:style style:name="gr19" style:family="graphic" style:parent-style-name="standard">
      <style:graphic-properties draw:stroke="solid" draw:stroke-dash="Dash_20_1" svg:stroke-width="0cm" svg:stroke-color="#000000" draw:stroke-linejoin="round" draw:fill="none" draw:fill-color="#00ff00" draw:textarea-horizontal-align="center" draw:textarea-vertical-align="middle"/>
    </style:style>
    <style:style style:name="gr20" style:family="graphic" style:parent-style-name="standard">
      <style:graphic-properties draw:stroke="solid" draw:stroke-dash="Dash_20_1" svg:stroke-width="0.05cm" svg:stroke-color="#000000" draw:marker-start="Dimension_20_Lines" draw:marker-end="Dimension_20_Lines" draw:stroke-linejoin="round" draw:textarea-horizontal-align="center" draw:textarea-vertical-align="middle" fo:padding-top="0.025cm" fo:padding-bottom="0.025cm" fo:padding-left="0.025cm" fo:padding-right="0.025cm"/>
    </style:style>
    <style:style style:name="gr21" style:family="graphic" style:parent-style-name="standard">
      <style:graphic-properties draw:stroke="none" draw:fill="none" draw:fill-color="#ffffff" draw:textarea-horizontal-align="left" draw:auto-grow-width="true" fo:min-height="0.264cm" fo:min-width="2.427cm"/>
    </style:style>
    <style:style style:name="P1" style:family="paragraph">
      <style:paragraph-properties fo:text-align="center"/>
      <style:text-properties fo:font-family="'DejaVu Sans Condensed'" style:font-style-name="Book" style:font-family-generic="swiss" style:font-pitch="variable" fo:font-size="12pt" fo:font-style="normal" fo:font-weight="normal"/>
    </style:style>
    <style:style style:name="P2" style:family="paragraph">
      <style:paragraph-properties fo:text-align="center"/>
      <style:text-properties fo:font-family="'DejaVu Sans Condensed'" style:font-style-name="Book" style:font-family-generic="swiss" style:font-pitch="variable" fo:font-size="14pt" fo:font-style="normal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color="#ffffff" fo:font-family="'DejaVu Sans Condensed'" style:font-style-name="Book" style:font-family-generic="swiss" style:font-pitch="variable" fo:font-size="14pt" fo:font-style="normal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font-family="'DejaVu Sans Condensed'" style:font-style-name="Book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5" style:family="paragraph">
      <style:paragraph-properties fo:text-align="center"/>
      <style:text-properties fo:font-family="'DejaVu Sans Condensed'" style:font-style-name="Book" style:font-family-generic="swiss" style:font-pitch="variable" fo:font-size="12pt" fo:font-style="italic" fo:font-weight="normal" style:font-style-asian="italic" style:font-style-complex="italic"/>
    </style:style>
    <style:style style:name="P6" style:family="paragraph">
      <style:text-properties fo:font-family="'DejaVu Sans Condensed'" style:font-style-name="Book" style:font-family-generic="swiss" style:font-pitch="variable" fo:font-size="12pt" fo:font-style="normal" fo:font-weight="normal"/>
    </style:style>
    <style:style style:name="P7" style:family="paragraph">
      <style:text-properties style:use-window-font-color="true" style:text-outline="false" style:text-line-through-style="none" fo:font-family="'DejaVu Sans Condensed'" style:font-style-name="Book" style:font-family-generic="swiss" style:font-pitch="variable" fo:font-size="12pt" fo:letter-spacing="normal" fo:font-style="normal" fo:text-shadow="none" style:text-underline-style="none" fo:font-weight="normal" style:text-underline-mode="continuous" style:text-overline-mode="continuous" style:text-line-through-mode="continuous" style:font-family-asian="'DejaVu Sans Mono'" style:font-family-generic-asian="modern" style:font-pitch-asian="fixed" style:font-size-asian="12.6000003814697pt" style:font-family-complex="'DejaVu Sans Mono'" style:font-family-generic-complex="modern" style:font-pitch-complex="fixed" style:font-size-complex="12.6000003814697pt" style:text-scale="100%" style:text-overline-style="none" style:text-overline-color="font-color"/>
    </style:style>
    <style:style style:name="P8" style:family="paragraph">
      <style:paragraph-properties fo:text-align="center"/>
      <style:text-properties fo:font-family="'DejaVu Sans Condensed'" style:font-style-name="Book" style:font-family-generic="swiss" style:font-pitch="variable" fo:font-size="14pt" fo:font-style="normal" fo:font-weight="normal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style:use-window-font-color="true" style:text-outline="false" style:text-line-through-style="none" fo:letter-spacing="normal" fo:text-shadow="none" style:text-underline-style="none" style:text-underline-mode="continuous" style:text-overline-mode="continuous" style:text-line-through-mode="continuous" style:font-family-asian="'DejaVu Sans Mono'" style:font-family-generic-asian="modern" style:font-pitch-asian="fixed" style:font-size-asian="12.6000003814697pt" style:font-family-complex="'DejaVu Sans Mono'" style:font-family-generic-complex="modern" style:font-pitch-complex="fixed" style:font-size-complex="12.6000003814697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2" draw:layer="layout" svg:width="3.485cm" svg:height="1.095cm" svg:x="4.188cm" svg:y="10.585cm" svg:viewBox="0 0 3486 1096" svg:d="m183 0c-92 0-183 91-183 183v730c0 91 91 183 183 183h3119c91 0 183-92 183-183v-730c0-92-92-183-183-183zm-3302 0zm3486 1096z">
          <text:p text:style-name="P1"><text:span text:style-name="T1">physique</text:span></text:p>
        </draw:path>
        <draw:path draw:style-name="gr2" draw:text-style-name="P1" draw:layer="layout" svg:width="3.484cm" svg:height="1.095cm" svg:x="4.188cm" svg:y="10.585cm" svg:viewBox="0 0 3485 1096" svg:d="m183 0c-92 0-183 91-183 183v730c0 91 91 183 183 183h3119c91 0 183-92 183-183v-730c0-92-92-183-183-183z">
          <text:p/>
        </draw:path>
        <draw:polygon draw:style-name="gr2" draw:text-style-name="P1" draw:layer="layout" svg:width="0cm" svg:height="0cm" svg:x="4.188cm" svg:y="10.585cm" svg:viewBox="0 0 0 0" draw:points="0,0">
          <text:p/>
        </draw:polygon>
        <draw:polygon draw:style-name="gr2" draw:text-style-name="P1" draw:layer="layout" svg:width="0cm" svg:height="0cm" svg:x="7.674cm" svg:y="11.681cm" svg:viewBox="0 0 0 0" draw:points="0,0">
          <text:p/>
        </draw:polygon>
        <draw:path draw:style-name="gr3" draw:text-style-name="P2" draw:layer="layout" svg:width="3.485cm" svg:height="1.095cm" svg:x="4.188cm" svg:y="8.773cm" svg:viewBox="0 0 3486 1096" svg:d="m183 0c-92 0-183 91-183 183v730c0 91 91 183 183 183h3119c91 0 183-92 183-183v-730c0-92-92-183-183-183zm-3302 0zm3486 1096z">
          <text:p text:style-name="P1"><text:span text:style-name="T1">liaison de</text:span></text:p>
          <text:p text:style-name="P1"><text:span text:style-name="T1">données</text:span></text:p>
        </draw:path>
        <draw:path draw:style-name="gr4" draw:text-style-name="P1" draw:layer="layout" svg:width="3.484cm" svg:height="1.095cm" svg:x="4.188cm" svg:y="8.773cm" svg:viewBox="0 0 3485 1096" svg:d="m183 0c-92 0-183 91-183 183v730c0 91 91 183 183 183h3119c91 0 183-92 183-183v-730c0-92-92-183-183-183z">
          <text:p/>
        </draw:path>
        <draw:polygon draw:style-name="gr4" draw:text-style-name="P1" draw:layer="layout" svg:width="0cm" svg:height="0cm" svg:x="4.188cm" svg:y="8.773cm" svg:viewBox="0 0 0 0" draw:points="0,0">
          <text:p/>
        </draw:polygon>
        <draw:polygon draw:style-name="gr4" draw:text-style-name="P1" draw:layer="layout" svg:width="0cm" svg:height="0cm" svg:x="7.674cm" svg:y="9.869cm" svg:viewBox="0 0 0 0" draw:points="0,0">
          <text:p/>
        </draw:polygon>
        <draw:path draw:style-name="gr5" draw:text-style-name="P2" draw:layer="layout" svg:width="3.485cm" svg:height="1.095cm" svg:x="4.188cm" svg:y="6.822cm" svg:viewBox="0 0 3486 1096" svg:d="m183 0c-92 0-183 91-183 183v730c0 91 91 183 183 183h3119c91 0 183-92 183-183v-730c0-92-92-183-183-183zm-3302 0zm3486 1096z">
          <text:p text:style-name="P1"><text:span text:style-name="T1">internet</text:span></text:p>
        </draw:path>
        <draw:path draw:style-name="gr6" draw:text-style-name="P1" draw:layer="layout" svg:width="3.484cm" svg:height="1.095cm" svg:x="4.188cm" svg:y="6.822cm" svg:viewBox="0 0 3485 1096" svg:d="m183 0c-92 0-183 91-183 183v730c0 91 91 183 183 183h3119c91 0 183-92 183-183v-730c0-92-92-183-183-183z">
          <text:p/>
        </draw:path>
        <draw:polygon draw:style-name="gr6" draw:text-style-name="P1" draw:layer="layout" svg:width="0cm" svg:height="0cm" svg:x="4.188cm" svg:y="6.822cm" svg:viewBox="0 0 0 0" draw:points="0,0">
          <text:p/>
        </draw:polygon>
        <draw:polygon draw:style-name="gr6" draw:text-style-name="P1" draw:layer="layout" svg:width="0cm" svg:height="0cm" svg:x="7.674cm" svg:y="7.918cm" svg:viewBox="0 0 0 0" draw:points="0,0">
          <text:p/>
        </draw:polygon>
        <draw:path draw:style-name="gr7" draw:text-style-name="P3" draw:layer="layout" svg:width="3.485cm" svg:height="1.095cm" svg:x="4.188cm" svg:y="4.034cm" svg:viewBox="0 0 3486 1096" svg:d="m183 0c-92 0-183 91-183 183v730c0 91 91 183 183 183h3119c91 0 183-92 183-183v-730c0-92-92-183-183-183zm-3302 0zm3486 1096z">
          <text:p text:style-name="P1"><text:span text:style-name="T2">transport</text:span></text:p>
        </draw:path>
        <draw:path draw:style-name="gr8" draw:text-style-name="P1" draw:layer="layout" svg:width="3.484cm" svg:height="1.095cm" svg:x="4.188cm" svg:y="4.034cm" svg:viewBox="0 0 3485 1096" svg:d="m183 0c-92 0-183 91-183 183v730c0 91 91 183 183 183h3119c91 0 183-92 183-183v-730c0-92-92-183-183-183z">
          <text:p/>
        </draw:path>
        <draw:polygon draw:style-name="gr8" draw:text-style-name="P1" draw:layer="layout" svg:width="0cm" svg:height="0cm" svg:x="4.188cm" svg:y="4.034cm" svg:viewBox="0 0 0 0" draw:points="0,0">
          <text:p/>
        </draw:polygon>
        <draw:polygon draw:style-name="gr8" draw:text-style-name="P1" draw:layer="layout" svg:width="0cm" svg:height="0cm" svg:x="7.674cm" svg:y="5.13cm" svg:viewBox="0 0 0 0" draw:points="0,0">
          <text:p/>
        </draw:polygon>
        <draw:path draw:style-name="gr9" draw:text-style-name="P4" draw:layer="layout" svg:width="2.788cm" svg:height="1.095cm" svg:x="1.4cm" svg:y="10.585cm" svg:viewBox="0 0 2789 1096" svg:d="m183 0c-92 0-183 91-183 183v730c0 91 91 183 183 183h2424c90 0 182-92 182-183v-730c0-92-92-183-182-183zm-2607 0zm2789 1096z">
          <text:p text:style-name="P1"><text:span text:style-name="T3">bit</text:span></text:p>
        </draw:path>
        <draw:path draw:style-name="gr10" draw:text-style-name="P1" draw:layer="layout" svg:width="2.788cm" svg:height="1.095cm" svg:x="1.4cm" svg:y="10.585cm" svg:viewBox="0 0 2789 1096" svg:d="m183 0c-92 0-183 91-183 183v730c0 91 91 183 183 183h2424c90 0 182-92 182-183v-730c0-92-92-183-182-183z">
          <text:p/>
        </draw:path>
        <draw:polygon draw:style-name="gr10" draw:text-style-name="P1" draw:layer="layout" svg:width="0cm" svg:height="0cm" svg:x="1.4cm" svg:y="10.585cm" svg:viewBox="0 0 0 0" draw:points="0,0">
          <text:p/>
        </draw:polygon>
        <draw:polygon draw:style-name="gr10" draw:text-style-name="P1" draw:layer="layout" svg:width="0cm" svg:height="0cm" svg:x="4.189cm" svg:y="11.681cm" svg:viewBox="0 0 0 0" draw:points="0,0">
          <text:p/>
        </draw:polygon>
        <draw:path draw:style-name="gr9" draw:text-style-name="P4" draw:layer="layout" svg:width="2.788cm" svg:height="1.115cm" svg:x="1.4cm" svg:y="8.754cm" svg:viewBox="0 0 2789 1116" svg:d="m185 0c-93 0-185 92-185 185v745c0 93 92 186 185 186h2417c94 0 187-93 187-186v-745c0-93-93-185-187-185zm-2602 0zm2789 1116z">
          <text:p text:style-name="P1"><text:span text:style-name="T3">trame</text:span></text:p>
        </draw:path>
        <draw:path draw:style-name="gr10" draw:text-style-name="P1" draw:layer="layout" svg:width="2.788cm" svg:height="1.115cm" svg:x="1.4cm" svg:y="8.754cm" svg:viewBox="0 0 2789 1116" svg:d="m185 0c-93 0-185 92-185 185v745c0 93 92 186 185 186h2417c94 0 187-93 187-186v-745c0-93-93-185-187-185z">
          <text:p/>
        </draw:path>
        <draw:polygon draw:style-name="gr10" draw:text-style-name="P1" draw:layer="layout" svg:width="0cm" svg:height="0cm" svg:x="1.4cm" svg:y="8.754cm" svg:viewBox="0 0 0 0" draw:points="0,0">
          <text:p/>
        </draw:polygon>
        <draw:polygon draw:style-name="gr10" draw:text-style-name="P1" draw:layer="layout" svg:width="0cm" svg:height="0cm" svg:x="4.189cm" svg:y="9.87cm" svg:viewBox="0 0 0 0" draw:points="0,0">
          <text:p/>
        </draw:polygon>
        <draw:path draw:style-name="gr9" draw:text-style-name="P4" draw:layer="layout" svg:width="2.749cm" svg:height="1.095cm" svg:x="1.439cm" svg:y="4.034cm" svg:viewBox="0 0 2750 1096" svg:d="m183 0c-92 0-183 91-183 183v730c0 91 91 183 183 183h2383c91 0 183-92 183-183v-730c0-92-92-183-183-183zm-2566 0zm2750 1096z">
          <text:p text:style-name="P5"><text:span text:style-name="T3">segment</text:span></text:p>
        </draw:path>
        <draw:path draw:style-name="gr10" draw:text-style-name="P1" draw:layer="layout" svg:width="2.748cm" svg:height="1.095cm" svg:x="1.439cm" svg:y="4.034cm" svg:viewBox="0 0 2749 1096" svg:d="m183 0c-92 0-183 91-183 183v730c0 91 91 183 183 183h2383c91 0 183-92 183-183v-730c0-92-92-183-183-183z">
          <text:p/>
        </draw:path>
        <draw:polygon draw:style-name="gr10" draw:text-style-name="P1" draw:layer="layout" svg:width="0cm" svg:height="0cm" svg:x="1.439cm" svg:y="4.034cm" svg:viewBox="0 0 0 0" draw:points="0,0">
          <text:p/>
        </draw:polygon>
        <draw:polygon draw:style-name="gr10" draw:text-style-name="P1" draw:layer="layout" svg:width="0cm" svg:height="0cm" svg:x="4.189cm" svg:y="5.13cm" svg:viewBox="0 0 0 0" draw:points="0,0">
          <text:p/>
        </draw:polygon>
        <draw:frame draw:style-name="gr11" draw:text-style-name="P7" draw:layer="layout" svg:width="2.128cm" svg:height="0.747cm" svg:x="8.579cm" svg:y="9.896cm">
          <draw:text-box>
            <text:p text:style-name="P6"><text:span text:style-name="T4">6 octets</text:span></text:p>
          </draw:text-box>
        </draw:frame>
        <draw:path draw:style-name="gr9" draw:text-style-name="P4" draw:layer="layout" svg:width="2.788cm" svg:height="1.115cm" svg:x="1.4cm" svg:y="6.803cm" svg:viewBox="0 0 2789 1116" svg:d="m185 0c-93 0-185 92-185 185v745c0 93 92 186 185 186h2417c94 0 187-93 187-186v-745c0-93-93-185-187-185zm-2602 0zm2789 1116z">
          <text:p text:style-name="P5"><text:span text:style-name="T3">paquet</text:span></text:p>
        </draw:path>
        <draw:path draw:style-name="gr10" draw:text-style-name="P1" draw:layer="layout" svg:width="2.788cm" svg:height="1.115cm" svg:x="1.4cm" svg:y="6.803cm" svg:viewBox="0 0 2789 1116" svg:d="m185 0c-93 0-185 92-185 185v745c0 93 92 186 185 186h2417c94 0 187-93 187-186v-745c0-93-93-185-187-185z">
          <text:p/>
        </draw:path>
        <draw:polygon draw:style-name="gr10" draw:text-style-name="P1" draw:layer="layout" svg:width="0cm" svg:height="0cm" svg:x="1.4cm" svg:y="6.803cm" svg:viewBox="0 0 0 0" draw:points="0,0">
          <text:p/>
        </draw:polygon>
        <draw:polygon draw:style-name="gr10" draw:text-style-name="P1" draw:layer="layout" svg:width="0cm" svg:height="0cm" svg:x="4.189cm" svg:y="7.919cm" svg:viewBox="0 0 0 0" draw:points="0,0">
          <text:p/>
        </draw:polygon>
        <draw:path draw:style-name="gr3" draw:text-style-name="P2" draw:layer="layout" svg:width="3.485cm" svg:height="1.095cm" svg:x="8.509cm" svg:y="8.775cm" svg:viewBox="0 0 3486 1096" svg:d="m183 0c-92 0-183 91-183 183v730c0 91 91 183 183 183h3119c91 0 183-92 183-183v-730c0-92-92-183-183-183zm-3302 0zm3486 1096z">
          <text:p text:style-name="P1"><text:span text:style-name="T1">adresse MAC</text:span></text:p>
          <text:p text:style-name="P1"><text:span text:style-name="T1">destination</text:span></text:p>
        </draw:path>
        <draw:path draw:style-name="gr4" draw:text-style-name="P1" draw:layer="layout" svg:width="3.484cm" svg:height="1.095cm" svg:x="8.509cm" svg:y="8.775cm" svg:viewBox="0 0 3485 1096" svg:d="m183 0c-92 0-183 91-183 183v730c0 91 91 183 183 183h3119c91 0 183-92 183-183v-730c0-92-92-183-183-183z">
          <text:p/>
        </draw:path>
        <draw:polygon draw:style-name="gr4" draw:text-style-name="P1" draw:layer="layout" svg:width="0cm" svg:height="0cm" svg:x="8.509cm" svg:y="8.775cm" svg:viewBox="0 0 0 0" draw:points="0,0">
          <text:p/>
        </draw:polygon>
        <draw:polygon draw:style-name="gr4" draw:text-style-name="P1" draw:layer="layout" svg:width="0cm" svg:height="0cm" svg:x="11.995cm" svg:y="9.87cm" svg:viewBox="0 0 0 0" draw:points="0,0">
          <text:p/>
        </draw:polygon>
        <draw:path draw:style-name="gr3" draw:text-style-name="P2" draw:layer="layout" svg:width="3.485cm" svg:height="1.095cm" svg:x="11.994cm" svg:y="8.776cm" svg:viewBox="0 0 3486 1096" svg:d="m183 0c-92 0-183 91-183 183v730c0 91 91 183 183 183h3119c91 0 183-92 183-183v-730c0-92-92-183-183-183zm-3302 0zm3486 1096z">
          <text:p text:style-name="P1"><text:span text:style-name="T1">adresse MAC</text:span></text:p>
          <text:p text:style-name="P1"><text:span text:style-name="T1">source</text:span></text:p>
        </draw:path>
        <draw:path draw:style-name="gr4" draw:text-style-name="P1" draw:layer="layout" svg:width="3.484cm" svg:height="1.095cm" svg:x="11.994cm" svg:y="8.776cm" svg:viewBox="0 0 3485 1096" svg:d="m183 0c-92 0-183 91-183 183v730c0 91 91 183 183 183h3119c91 0 183-92 183-183v-730c0-92-92-183-183-183z">
          <text:p/>
        </draw:path>
        <draw:polygon draw:style-name="gr4" draw:text-style-name="P1" draw:layer="layout" svg:width="0cm" svg:height="0cm" svg:x="11.994cm" svg:y="8.776cm" svg:viewBox="0 0 0 0" draw:points="0,0">
          <text:p/>
        </draw:polygon>
        <draw:polygon draw:style-name="gr4" draw:text-style-name="P1" draw:layer="layout" svg:width="0cm" svg:height="0cm" svg:x="15.48cm" svg:y="9.872cm" svg:viewBox="0 0 0 0" draw:points="0,0">
          <text:p/>
        </draw:polygon>
        <draw:frame draw:style-name="gr11" draw:text-style-name="P7" draw:layer="layout" svg:width="2.128cm" svg:height="0.747cm" svg:x="12.064cm" svg:y="9.896cm">
          <draw:text-box>
            <text:p text:style-name="P6"><text:span text:style-name="T4">6 octets</text:span></text:p>
          </draw:text-box>
        </draw:frame>
        <draw:path draw:style-name="gr9" draw:text-style-name="P2" draw:layer="layout" svg:width="2.788cm" svg:height="1.115cm" svg:x="15.479cm" svg:y="8.754cm" svg:viewBox="0 0 2789 1116" svg:d="m185 0c-93 0-185 92-185 185v745c0 93 92 186 185 186h2417c94 0 187-93 187-186v-745c0-93-93-185-187-185zm-2602 0zm2789 1116z">
          <text:p text:style-name="P1"><text:span text:style-name="T1">type/</text:span></text:p>
          <text:p text:style-name="P1"><text:span text:style-name="T1">longueur</text:span></text:p>
        </draw:path>
        <draw:path draw:style-name="gr10" draw:text-style-name="P1" draw:layer="layout" svg:width="2.788cm" svg:height="1.115cm" svg:x="15.479cm" svg:y="8.754cm" svg:viewBox="0 0 2789 1116" svg:d="m185 0c-93 0-185 92-185 185v745c0 93 92 186 185 186h2417c94 0 187-93 187-186v-745c0-93-93-185-187-185z">
          <text:p/>
        </draw:path>
        <draw:polygon draw:style-name="gr10" draw:text-style-name="P1" draw:layer="layout" svg:width="0cm" svg:height="0cm" svg:x="15.479cm" svg:y="8.754cm" svg:viewBox="0 0 0 0" draw:points="0,0">
          <text:p/>
        </draw:polygon>
        <draw:polygon draw:style-name="gr10" draw:text-style-name="P1" draw:layer="layout" svg:width="0cm" svg:height="0cm" svg:x="18.268cm" svg:y="9.87cm" svg:viewBox="0 0 0 0" draw:points="0,0">
          <text:p/>
        </draw:polygon>
        <draw:path draw:style-name="gr9" draw:text-style-name="P2" draw:layer="layout" svg:width="7.528cm" svg:height="1.095cm" svg:x="18.266cm" svg:y="8.753cm" svg:viewBox="0 0 7529 1096" svg:d="m183 0c-92 0-183 91-183 183v730c0 91 91 183 183 183h7163c91 0 183-92 183-183v-730c0-92-92-183-183-183zm-7346 0zm7529 1096z">
          <text:p text:style-name="P1"><text:span text:style-name="T1">données</text:span></text:p>
        </draw:path>
        <draw:path draw:style-name="gr10" draw:text-style-name="P1" draw:layer="layout" svg:width="7.528cm" svg:height="1.095cm" svg:x="18.266cm" svg:y="8.753cm" svg:viewBox="0 0 7529 1096" svg:d="m183 0c-92 0-183 91-183 183v730c0 91 91 183 183 183h7163c91 0 183-92 183-183v-730c0-92-92-183-183-183z">
          <text:p/>
        </draw:path>
        <draw:polygon draw:style-name="gr10" draw:text-style-name="P1" draw:layer="layout" svg:width="0cm" svg:height="0cm" svg:x="18.266cm" svg:y="8.753cm" svg:viewBox="0 0 0 0" draw:points="0,0">
          <text:p/>
        </draw:polygon>
        <draw:polygon draw:style-name="gr10" draw:text-style-name="P1" draw:layer="layout" svg:width="0cm" svg:height="0cm" svg:x="25.795cm" svg:y="9.848cm" svg:viewBox="0 0 0 0" draw:points="0,0">
          <text:p/>
        </draw:polygon>
        <draw:frame draw:style-name="gr11" draw:text-style-name="P7" draw:layer="layout" svg:width="2.128cm" svg:height="0.747cm" svg:x="15.548cm" svg:y="9.896cm">
          <draw:text-box>
            <text:p text:style-name="P6"><text:span text:style-name="T4">2 octets</text:span></text:p>
          </draw:text-box>
        </draw:frame>
        <draw:path draw:style-name="gr9" draw:text-style-name="P2" draw:layer="layout" svg:width="2.091cm" svg:height="1.115cm" svg:x="25.794cm" svg:y="8.754cm" svg:viewBox="0 0 2092 1116" svg:d="m185 0c-93 0-185 92-185 185v745c0 93 92 186 185 186h1720c94 0 187-93 187-186v-745c0-93-93-185-187-185zm-1905 0zm2092 1116z">
          <text:p text:style-name="P1"><text:span text:style-name="T1">FCS</text:span></text:p>
        </draw:path>
        <draw:path draw:style-name="gr10" draw:text-style-name="P1" draw:layer="layout" svg:width="2.091cm" svg:height="1.115cm" svg:x="25.794cm" svg:y="8.754cm" svg:viewBox="0 0 2092 1116" svg:d="m185 0c-93 0-185 92-185 185v745c0 93 92 186 185 186h1720c94 0 187-93 187-186v-745c0-93-93-185-187-185z">
          <text:p/>
        </draw:path>
        <draw:polygon draw:style-name="gr10" draw:text-style-name="P1" draw:layer="layout" svg:width="0cm" svg:height="0cm" svg:x="25.794cm" svg:y="8.754cm" svg:viewBox="0 0 0 0" draw:points="0,0">
          <text:p/>
        </draw:polygon>
        <draw:polygon draw:style-name="gr10" draw:text-style-name="P1" draw:layer="layout" svg:width="0cm" svg:height="0cm" svg:x="27.886cm" svg:y="9.87cm" svg:viewBox="0 0 0 0" draw:points="0,0">
          <text:p/>
        </draw:polygon>
        <draw:frame draw:style-name="gr11" draw:text-style-name="P7" draw:layer="layout" svg:width="2.128cm" svg:height="0.747cm" svg:x="25.724cm" svg:y="9.756cm">
          <draw:text-box>
            <text:p text:style-name="P6"><text:span text:style-name="T4">4 octets</text:span></text:p>
          </draw:text-box>
        </draw:frame>
        <draw:path draw:style-name="gr5" draw:text-style-name="P2" draw:layer="layout" svg:width="3.485cm" svg:height="1.095cm" svg:x="11.018cm" svg:y="6.823cm" svg:viewBox="0 0 3486 1096" svg:d="m183 0c-92 0-183 91-183 183v730c0 91 91 183 183 183h3119c91 0 183-92 183-183v-730c0-92-92-183-183-183zm-3302 0zm3486 1096z">
          <text:p text:style-name="P1"><text:span text:style-name="T1">en-tête IP</text:span></text:p>
        </draw:path>
        <draw:path draw:style-name="gr6" draw:text-style-name="P1" draw:layer="layout" svg:width="3.484cm" svg:height="1.095cm" svg:x="11.018cm" svg:y="6.823cm" svg:viewBox="0 0 3485 1096" svg:d="m183 0c-92 0-183 91-183 183v730c0 91 91 183 183 183h3119c91 0 183-92 183-183v-730c0-92-92-183-183-183z">
          <text:p/>
        </draw:path>
        <draw:polygon draw:style-name="gr6" draw:text-style-name="P1" draw:layer="layout" svg:width="0cm" svg:height="0cm" svg:x="11.018cm" svg:y="6.823cm" svg:viewBox="0 0 0 0" draw:points="0,0">
          <text:p/>
        </draw:polygon>
        <draw:polygon draw:style-name="gr6" draw:text-style-name="P1" draw:layer="layout" svg:width="0cm" svg:height="0cm" svg:x="14.504cm" svg:y="7.919cm" svg:viewBox="0 0 0 0" draw:points="0,0">
          <text:p/>
        </draw:polygon>
        <draw:path draw:style-name="gr9" draw:text-style-name="P2" draw:layer="layout" svg:width="13.382cm" svg:height="1.095cm" svg:x="14.503cm" svg:y="6.803cm" svg:viewBox="0 0 13383 1096" svg:d="m183 0c-92 0-183 91-183 183v730c0 91 91 183 183 183h13017c91 0 183-92 183-183v-730c0-92-92-183-183-183zm-13200 0zm13383 1096z">
          <text:p text:style-name="P1"><text:span text:style-name="T1">données</text:span></text:p>
        </draw:path>
        <draw:path draw:style-name="gr10" draw:text-style-name="P1" draw:layer="layout" svg:width="13.382cm" svg:height="1.095cm" svg:x="14.503cm" svg:y="6.803cm" svg:viewBox="0 0 13383 1096" svg:d="m183 0c-92 0-183 91-183 183v730c0 91 91 183 183 183h13017c91 0 183-92 183-183v-730c0-92-92-183-183-183z">
          <text:p/>
        </draw:path>
        <draw:polygon draw:style-name="gr10" draw:text-style-name="P1" draw:layer="layout" svg:width="0cm" svg:height="0cm" svg:x="14.503cm" svg:y="6.803cm" svg:viewBox="0 0 0 0" draw:points="0,0">
          <text:p/>
        </draw:polygon>
        <draw:polygon draw:style-name="gr10" draw:text-style-name="P1" draw:layer="layout" svg:width="0cm" svg:height="0cm" svg:x="27.886cm" svg:y="7.898cm" svg:viewBox="0 0 0 0" draw:points="0,0">
          <text:p/>
        </draw:polygon>
        <draw:line draw:style-name="gr12" draw:text-style-name="P1" draw:layer="layout" svg:x1="27.885cm" svg:y1="7.918cm" svg:x2="27.758cm" svg:y2="7.97cm">
          <text:p/>
        </draw:line>
        <draw:line draw:style-name="gr12" draw:text-style-name="P1" draw:layer="layout" svg:x1="27.63cm" svg:y1="8.019cm" svg:x2="27.503cm" svg:y2="8.071cm">
          <text:p/>
        </draw:line>
        <draw:line draw:style-name="gr12" draw:text-style-name="P1" draw:layer="layout" svg:x1="27.375cm" svg:y1="8.121cm" svg:x2="27.248cm" svg:y2="8.173cm">
          <text:p/>
        </draw:line>
        <draw:line draw:style-name="gr12" draw:text-style-name="P1" draw:layer="layout" svg:x1="27.119cm" svg:y1="8.223cm" svg:x2="26.992cm" svg:y2="8.275cm">
          <text:p/>
        </draw:line>
        <draw:line draw:style-name="gr12" draw:text-style-name="P1" draw:layer="layout" svg:x1="26.864cm" svg:y1="8.326cm" svg:x2="26.737cm" svg:y2="8.376cm">
          <text:p/>
        </draw:line>
        <draw:line draw:style-name="gr12" draw:text-style-name="P1" draw:layer="layout" svg:x1="26.609cm" svg:y1="8.428cm" svg:x2="26.482cm" svg:y2="8.478cm">
          <text:p/>
        </draw:line>
        <draw:line draw:style-name="gr12" draw:text-style-name="P1" draw:layer="layout" svg:x1="26.355cm" svg:y1="8.53cm" svg:x2="26.227cm" svg:y2="8.582cm">
          <text:p/>
        </draw:line>
        <draw:line draw:style-name="gr12" draw:text-style-name="P1" draw:layer="layout" svg:x1="26.1cm" svg:y1="8.631cm" svg:x2="25.972cm" svg:y2="8.683cm">
          <text:p/>
        </draw:line>
        <draw:line draw:style-name="gr12" draw:text-style-name="P1" draw:layer="layout" svg:x1="25.846cm" svg:y1="8.733cm" svg:x2="25.794cm" svg:y2="8.754cm">
          <text:p/>
        </draw:line>
        <draw:line draw:style-name="gr12" draw:text-style-name="P1" draw:layer="layout" svg:x1="11.198cm" svg:y1="6.524cm" svg:x2="27.844cm" svg:y2="6.524cm">
          <text:p/>
        </draw:line>
        <draw:polygon draw:style-name="gr13" draw:text-style-name="P1" draw:layer="layout" svg:width="0.049cm" svg:height="0.382cm" svg:x="11.157cm" svg:y="6.333cm" svg:viewBox="0 0 50 383" draw:points="0,383 0,255 0,128 0,0 17,0 33,0 50,0 50,127 50,254 50,383 33,383 18,383">
          <text:p/>
        </draw:polygon>
        <draw:polygon draw:style-name="gr13" draw:text-style-name="P1" draw:layer="layout" svg:width="0.049cm" svg:height="0.382cm" svg:x="27.834cm" svg:y="6.333cm" svg:viewBox="0 0 50 383" draw:points="50,0 50,127 50,254 50,383 33,383 17,383 0,383 0,255 0,128 0,0 17,0 33,0">
          <text:p/>
        </draw:polygon>
        <draw:frame draw:style-name="gr14" draw:text-style-name="P7" draw:layer="layout" svg:width="2.395cm" svg:height="0.747cm" svg:x="11.088cm" svg:y="7.955cm">
          <draw:text-box>
            <text:p text:style-name="P6"><text:span text:style-name="T4">20 otcets</text:span></text:p>
          </draw:text-box>
        </draw:frame>
        <draw:frame draw:style-name="gr15" draw:text-style-name="P7" draw:layer="layout" svg:width="10.648cm" svg:height="0.747cm" svg:x="14.294cm" svg:y="5.971cm">
          <draw:text-box>
            <text:p text:style-name="P6"><text:span text:style-name="T4">MTU: Maximum Transmit Unit = 1500 octets</text:span></text:p>
          </draw:text-box>
        </draw:frame>
        <draw:path draw:style-name="gr7" draw:text-style-name="P3" draw:layer="layout" svg:width="3.625cm" svg:height="1.095cm" svg:x="11.018cm" svg:y="4.034cm" svg:viewBox="0 0 3626 1096" svg:d="m183 0c-92 0-183 91-183 183v730c0 91 91 183 183 183h3260c91 0 183-92 183-183v-730c0-92-92-183-183-183zm-3443 0zm3626 1096z">
          <text:p text:style-name="P1"><text:span text:style-name="T2">en-tête </text:span></text:p>
          <text:p text:style-name="P1"><text:span text:style-name="T2">TCP</text:span></text:p>
        </draw:path>
        <draw:path draw:style-name="gr8" draw:text-style-name="P1" draw:layer="layout" svg:width="3.625cm" svg:height="1.095cm" svg:x="11.018cm" svg:y="4.034cm" svg:viewBox="0 0 3626 1096" svg:d="m183 0c-92 0-183 91-183 183v730c0 91 91 183 183 183h3260c91 0 183-92 183-183v-730c0-92-92-183-183-183z">
          <text:p/>
        </draw:path>
        <draw:polygon draw:style-name="gr8" draw:text-style-name="P1" draw:layer="layout" svg:width="0cm" svg:height="0cm" svg:x="11.018cm" svg:y="4.034cm" svg:viewBox="0 0 0 0" draw:points="0,0">
          <text:p/>
        </draw:polygon>
        <draw:polygon draw:style-name="gr8" draw:text-style-name="P1" draw:layer="layout" svg:width="0cm" svg:height="0cm" svg:x="14.644cm" svg:y="5.13cm" svg:viewBox="0 0 0 0" draw:points="0,0">
          <text:p/>
        </draw:polygon>
        <draw:frame draw:style-name="gr16" draw:text-style-name="P7" draw:layer="layout" svg:width="7.187cm" svg:height="0.747cm" svg:x="11.227cm" svg:y="5.134cm">
          <draw:text-box>
            <text:p text:style-name="P6"><text:span text:style-name="T4">20 octets + [0..44] options</text:span></text:p>
          </draw:text-box>
        </draw:frame>
        <draw:path draw:style-name="gr9" draw:text-style-name="P2" draw:layer="layout" svg:width="13.243cm" svg:height="1.095cm" svg:x="14.642cm" svg:y="4.016cm" svg:viewBox="0 0 13244 1096" svg:d="m183 0c-92 0-183 91-183 183v730c0 91 91 183 183 183h12878c91 0 183-92 183-183v-730c0-92-92-183-183-183zm-13061 0zm13244 1096z">
          <text:p text:style-name="P1"><text:span text:style-name="T1">données</text:span></text:p>
        </draw:path>
        <draw:path draw:style-name="gr10" draw:text-style-name="P1" draw:layer="layout" svg:width="13.243cm" svg:height="1.095cm" svg:x="14.642cm" svg:y="4.016cm" svg:viewBox="0 0 13244 1096" svg:d="m183 0c-92 0-183 91-183 183v730c0 91 91 183 183 183h12878c91 0 183-92 183-183v-730c0-92-92-183-183-183z">
          <text:p/>
        </draw:path>
        <draw:polygon draw:style-name="gr10" draw:text-style-name="P1" draw:layer="layout" svg:width="0cm" svg:height="0cm" svg:x="14.642cm" svg:y="4.016cm" svg:viewBox="0 0 0 0" draw:points="0,0">
          <text:p/>
        </draw:polygon>
        <draw:polygon draw:style-name="gr10" draw:text-style-name="P1" draw:layer="layout" svg:width="0cm" svg:height="0cm" svg:x="27.886cm" svg:y="5.112cm" svg:viewBox="0 0 0 0" draw:points="0,0">
          <text:p/>
        </draw:polygon>
        <draw:line draw:style-name="gr12" draw:text-style-name="P1" draw:layer="layout" svg:x1="11.198cm" svg:y1="3.736cm" svg:x2="27.844cm" svg:y2="3.736cm">
          <text:p/>
        </draw:line>
        <draw:polygon draw:style-name="gr13" draw:text-style-name="P1" draw:layer="layout" svg:width="0.049cm" svg:height="0.382cm" svg:x="11.157cm" svg:y="3.545cm" svg:viewBox="0 0 50 383" draw:points="0,383 0,255 0,128 0,0 17,0 33,0 50,0 50,127 50,254 50,383 33,383 18,383">
          <text:p/>
        </draw:polygon>
        <draw:polygon draw:style-name="gr13" draw:text-style-name="P1" draw:layer="layout" svg:width="0.049cm" svg:height="0.382cm" svg:x="27.834cm" svg:y="3.545cm" svg:viewBox="0 0 50 383" draw:points="50,0 50,127 50,254 50,383 33,383 17,383 0,383 0,255 0,128 0,0 17,0 33,0">
          <text:p/>
        </draw:polygon>
        <draw:frame draw:style-name="gr17" draw:text-style-name="P7" draw:layer="layout" svg:width="12.512cm" svg:height="0.747cm" svg:x="14.294cm" svg:y="3.183cm">
          <draw:text-box>
            <text:p text:style-name="P6"><text:span text:style-name="T4">MSS: Maximum Segment Size = [1436..1480] octets</text:span></text:p>
          </draw:text-box>
        </draw:frame>
        <draw:line draw:style-name="gr12" draw:text-style-name="P1" draw:layer="layout" svg:x1="11.157cm" svg:y1="7.918cm" svg:x2="11.294cm" svg:y2="7.935cm">
          <text:p/>
        </draw:line>
        <draw:line draw:style-name="gr12" draw:text-style-name="P1" draw:layer="layout" svg:x1="11.431cm" svg:y1="7.95cm" svg:x2="11.566cm" svg:y2="7.967cm">
          <text:p/>
        </draw:line>
        <draw:line draw:style-name="gr12" draw:text-style-name="P1" draw:layer="layout" svg:x1="11.702cm" svg:y1="7.983cm" svg:x2="11.839cm" svg:y2="8cm">
          <text:p/>
        </draw:line>
        <draw:line draw:style-name="gr12" draw:text-style-name="P1" draw:layer="layout" svg:x1="11.976cm" svg:y1="8.015cm" svg:x2="12.113cm" svg:y2="8.032cm">
          <text:p/>
        </draw:line>
        <draw:line draw:style-name="gr12" draw:text-style-name="P1" draw:layer="layout" svg:x1="12.248cm" svg:y1="8.049cm" svg:x2="12.385cm" svg:y2="8.066cm">
          <text:p/>
        </draw:line>
        <draw:line draw:style-name="gr12" draw:text-style-name="P1" draw:layer="layout" svg:x1="12.521cm" svg:y1="8.081cm" svg:x2="12.658cm" svg:y2="8.098cm">
          <text:p/>
        </draw:line>
        <draw:line draw:style-name="gr12" draw:text-style-name="P1" draw:layer="layout" svg:x1="12.794cm" svg:y1="8.114cm" svg:x2="12.929cm" svg:y2="8.131cm">
          <text:p/>
        </draw:line>
        <draw:line draw:style-name="gr12" draw:text-style-name="P1" draw:layer="layout" svg:x1="13.066cm" svg:y1="8.146cm" svg:x2="13.203cm" svg:y2="8.163cm">
          <text:p/>
        </draw:line>
        <draw:line draw:style-name="gr12" draw:text-style-name="P1" draw:layer="layout" svg:x1="13.339cm" svg:y1="8.18cm" svg:x2="13.476cm" svg:y2="8.197cm">
          <text:p/>
        </draw:line>
        <draw:line draw:style-name="gr12" draw:text-style-name="P1" draw:layer="layout" svg:x1="13.611cm" svg:y1="8.212cm" svg:x2="13.748cm" svg:y2="8.229cm">
          <text:p/>
        </draw:line>
        <draw:line draw:style-name="gr12" draw:text-style-name="P1" draw:layer="layout" svg:x1="13.884cm" svg:y1="8.245cm" svg:x2="14.021cm" svg:y2="8.26cm">
          <text:p/>
        </draw:line>
        <draw:line draw:style-name="gr12" draw:text-style-name="P1" draw:layer="layout" svg:x1="14.157cm" svg:y1="8.277cm" svg:x2="14.292cm" svg:y2="8.294cm">
          <text:p/>
        </draw:line>
        <draw:line draw:style-name="gr12" draw:text-style-name="P1" draw:layer="layout" svg:x1="14.429cm" svg:y1="8.311cm" svg:x2="14.566cm" svg:y2="8.326cm">
          <text:p/>
        </draw:line>
        <draw:line draw:style-name="gr12" draw:text-style-name="P1" draw:layer="layout" svg:x1="14.702cm" svg:y1="8.343cm" svg:x2="14.839cm" svg:y2="8.36cm">
          <text:p/>
        </draw:line>
        <draw:line draw:style-name="gr12" draw:text-style-name="P1" draw:layer="layout" svg:x1="14.974cm" svg:y1="8.376cm" svg:x2="15.111cm" svg:y2="8.391cm">
          <text:p/>
        </draw:line>
        <draw:line draw:style-name="gr12" draw:text-style-name="P1" draw:layer="layout" svg:x1="15.247cm" svg:y1="8.408cm" svg:x2="15.384cm" svg:y2="8.425cm">
          <text:p/>
        </draw:line>
        <draw:line draw:style-name="gr12" draw:text-style-name="P1" draw:layer="layout" svg:x1="15.52cm" svg:y1="8.442cm" svg:x2="15.655cm" svg:y2="8.457cm">
          <text:p/>
        </draw:line>
        <draw:line draw:style-name="gr12" draw:text-style-name="P1" draw:layer="layout" svg:x1="15.792cm" svg:y1="8.474cm" svg:x2="15.929cm" svg:y2="8.491cm">
          <text:p/>
        </draw:line>
        <draw:line draw:style-name="gr12" draw:text-style-name="P1" draw:layer="layout" svg:x1="16.065cm" svg:y1="8.506cm" svg:x2="16.202cm" svg:y2="8.523cm">
          <text:p/>
        </draw:line>
        <draw:line draw:style-name="gr12" draw:text-style-name="P1" draw:layer="layout" svg:x1="16.337cm" svg:y1="8.539cm" svg:x2="16.474cm" svg:y2="8.556cm">
          <text:p/>
        </draw:line>
        <draw:line draw:style-name="gr12" draw:text-style-name="P1" draw:layer="layout" svg:x1="16.61cm" svg:y1="8.571cm" svg:x2="16.747cm" svg:y2="8.588cm">
          <text:p/>
        </draw:line>
        <draw:line draw:style-name="gr12" draw:text-style-name="P1" draw:layer="layout" svg:x1="16.884cm" svg:y1="8.605cm" svg:x2="17.019cm" svg:y2="8.622cm">
          <text:p/>
        </draw:line>
        <draw:line draw:style-name="gr12" draw:text-style-name="P1" draw:layer="layout" svg:x1="17.156cm" svg:y1="8.637cm" svg:x2="17.293cm" svg:y2="8.654cm">
          <text:p/>
        </draw:line>
        <draw:line draw:style-name="gr12" draw:text-style-name="P1" draw:layer="layout" svg:x1="17.429cm" svg:y1="8.67cm" svg:x2="17.566cm" svg:y2="8.687cm">
          <text:p/>
        </draw:line>
        <draw:line draw:style-name="gr12" draw:text-style-name="P1" draw:layer="layout" svg:x1="17.701cm" svg:y1="8.702cm" svg:x2="17.838cm" svg:y2="8.719cm">
          <text:p/>
        </draw:line>
        <draw:line draw:style-name="gr12" draw:text-style-name="P1" draw:layer="layout" svg:x1="17.974cm" svg:y1="8.736cm" svg:x2="18.111cm" svg:y2="8.753cm">
          <text:p/>
        </draw:line>
        <draw:path draw:style-name="gr9" draw:text-style-name="P4" draw:layer="layout" svg:width="2.749cm" svg:height="1.095cm" svg:x="1.439cm" svg:y="1.527cm" svg:viewBox="0 0 2750 1096" svg:d="m183 0c-92 0-183 91-183 183v730c0 91 91 183 183 183h2383c91 0 183-92 183-183v-730c0-92-92-183-183-183zm-2566 0zm2750 1096z">
          <text:p text:style-name="P4"><text:span text:style-name="T3">données</text:span></text:p>
        </draw:path>
        <draw:path draw:style-name="gr10" draw:text-style-name="P1" draw:layer="layout" svg:width="2.748cm" svg:height="1.095cm" svg:x="1.439cm" svg:y="1.527cm" svg:viewBox="0 0 2749 1096" svg:d="m183 0c-92 0-183 91-183 183v730c0 91 91 183 183 183h2383c91 0 183-92 183-183v-730c0-92-92-183-183-183z">
          <text:p/>
        </draw:path>
        <draw:polygon draw:style-name="gr10" draw:text-style-name="P1" draw:layer="layout" svg:width="0cm" svg:height="0cm" svg:x="1.439cm" svg:y="1.527cm" svg:viewBox="0 0 0 0" draw:points="0,0">
          <text:p/>
        </draw:polygon>
        <draw:polygon draw:style-name="gr10" draw:text-style-name="P1" draw:layer="layout" svg:width="0cm" svg:height="0cm" svg:x="4.189cm" svg:y="2.622cm" svg:viewBox="0 0 0 0" draw:points="0,0">
          <text:p/>
        </draw:polygon>
        <draw:path draw:style-name="gr18" draw:text-style-name="P2" draw:layer="layout" svg:width="3.485cm" svg:height="1.095cm" svg:x="4.188cm" svg:y="1.527cm" svg:viewBox="0 0 3486 1096" svg:d="m183 0c-92 0-183 91-183 183v730c0 91 91 183 183 183h3119c91 0 183-92 183-183v-730c0-92-92-183-183-183zm-3302 0zm3486 1096z">
          <text:p text:style-name="P8"><text:span text:style-name="T1">application</text:span></text:p>
        </draw:path>
        <draw:path draw:style-name="gr19" draw:text-style-name="P1" draw:layer="layout" svg:width="3.484cm" svg:height="1.095cm" svg:x="4.188cm" svg:y="1.527cm" svg:viewBox="0 0 3485 1096" svg:d="m183 0c-92 0-183 91-183 183v730c0 91 91 183 183 183h3119c91 0 183-92 183-183v-730c0-92-92-183-183-183z">
          <text:p/>
        </draw:path>
        <draw:polygon draw:style-name="gr19" draw:text-style-name="P1" draw:layer="layout" svg:width="0cm" svg:height="0cm" svg:x="4.188cm" svg:y="1.527cm" svg:viewBox="0 0 0 0" draw:points="0,0">
          <text:p/>
        </draw:polygon>
        <draw:polygon draw:style-name="gr19" draw:text-style-name="P1" draw:layer="layout" svg:width="0cm" svg:height="0cm" svg:x="7.674cm" svg:y="2.622cm" svg:viewBox="0 0 0 0" draw:points="0,0">
          <text:p/>
        </draw:polygon>
        <draw:path draw:style-name="gr18" draw:text-style-name="P2" draw:layer="layout" svg:width="3.625cm" svg:height="1.095cm" svg:x="11.018cm" svg:y="1.528cm" svg:viewBox="0 0 3626 1096" svg:d="m183 0c-92 0-183 91-183 183v730c0 91 91 183 183 183h3260c91 0 183-92 183-183v-730c0-92-92-183-183-183zm-3443 0zm3626 1096z">
          <text:p text:style-name="P1"><text:span text:style-name="T1">en-tête</text:span></text:p>
          <text:p text:style-name="P1"><text:span text:style-name="T1">protocole</text:span></text:p>
        </draw:path>
        <draw:path draw:style-name="gr19" draw:text-style-name="P1" draw:layer="layout" svg:width="3.625cm" svg:height="1.095cm" svg:x="11.018cm" svg:y="1.528cm" svg:viewBox="0 0 3626 1096" svg:d="m183 0c-92 0-183 91-183 183v730c0 91 91 183 183 183h3260c91 0 183-92 183-183v-730c0-92-92-183-183-183z">
          <text:p/>
        </draw:path>
        <draw:polygon draw:style-name="gr19" draw:text-style-name="P1" draw:layer="layout" svg:width="0cm" svg:height="0cm" svg:x="11.018cm" svg:y="1.528cm" svg:viewBox="0 0 0 0" draw:points="0,0">
          <text:p/>
        </draw:polygon>
        <draw:polygon draw:style-name="gr19" draw:text-style-name="P1" draw:layer="layout" svg:width="0cm" svg:height="0cm" svg:x="14.644cm" svg:y="2.624cm" svg:viewBox="0 0 0 0" draw:points="0,0">
          <text:p/>
        </draw:polygon>
        <draw:path draw:style-name="gr9" draw:text-style-name="P2" draw:layer="layout" svg:width="13.243cm" svg:height="1.095cm" svg:x="14.642cm" svg:y="1.509cm" svg:viewBox="0 0 13244 1096" svg:d="m183 0c-92 0-183 91-183 183v730c0 91 91 183 183 183h12878c91 0 183-92 183-183v-730c0-92-92-183-183-183zm-13061 0zm13244 1096z">
          <text:p text:style-name="P1"><text:span text:style-name="T1">données</text:span></text:p>
        </draw:path>
        <draw:path draw:style-name="gr10" draw:text-style-name="P1" draw:layer="layout" svg:width="13.243cm" svg:height="1.095cm" svg:x="14.642cm" svg:y="1.509cm" svg:viewBox="0 0 13244 1096" svg:d="m183 0c-92 0-183 91-183 183v730c0 91 91 183 183 183h12878c91 0 183-92 183-183v-730c0-92-92-183-183-183z">
          <text:p/>
        </draw:path>
        <draw:polygon draw:style-name="gr10" draw:text-style-name="P1" draw:layer="layout" svg:width="0cm" svg:height="0cm" svg:x="14.642cm" svg:y="1.509cm" svg:viewBox="0 0 0 0" draw:points="0,0">
          <text:p/>
        </draw:polygon>
        <draw:polygon draw:style-name="gr10" draw:text-style-name="P1" draw:layer="layout" svg:width="0cm" svg:height="0cm" svg:x="27.886cm" svg:y="2.604cm" svg:viewBox="0 0 0 0" draw:points="0,0">
          <text:p/>
        </draw:polygon>
        <draw:line draw:style-name="gr12" draw:text-style-name="P1" draw:layer="layout" svg:x1="11.157cm" svg:y1="2.621cm" svg:x2="11.284cm" svg:y2="2.673cm">
          <text:p/>
        </draw:line>
        <draw:line draw:style-name="gr12" draw:text-style-name="P1" draw:layer="layout" svg:x1="11.413cm" svg:y1="2.723cm" svg:x2="11.54cm" svg:y2="2.775cm">
          <text:p/>
        </draw:line>
        <draw:line draw:style-name="gr12" draw:text-style-name="P1" draw:layer="layout" svg:x1="11.668cm" svg:y1="2.824cm" svg:x2="11.795cm" svg:y2="2.876cm">
          <text:p/>
        </draw:line>
        <draw:line draw:style-name="gr12" draw:text-style-name="P1" draw:layer="layout" svg:x1="11.923cm" svg:y1="2.926cm" svg:x2="12.05cm" svg:y2="2.978cm">
          <text:p/>
        </draw:line>
        <draw:line draw:style-name="gr12" draw:text-style-name="P1" draw:layer="layout" svg:x1="12.178cm" svg:y1="3.029cm" svg:x2="12.305cm" svg:y2="3.079cm">
          <text:p/>
        </draw:line>
        <draw:line draw:style-name="gr12" draw:text-style-name="P1" draw:layer="layout" svg:x1="12.433cm" svg:y1="3.131cm" svg:x2="12.56cm" svg:y2="3.181cm">
          <text:p/>
        </draw:line>
        <draw:line draw:style-name="gr12" draw:text-style-name="P1" draw:layer="layout" svg:x1="12.687cm" svg:y1="3.233cm" svg:x2="12.815cm" svg:y2="3.285cm">
          <text:p/>
        </draw:line>
        <draw:line draw:style-name="gr12" draw:text-style-name="P1" draw:layer="layout" svg:x1="12.942cm" svg:y1="3.335cm" svg:x2="13.07cm" svg:y2="3.387cm">
          <text:p/>
        </draw:line>
        <draw:line draw:style-name="gr12" draw:text-style-name="P1" draw:layer="layout" svg:x1="13.197cm" svg:y1="3.436cm" svg:x2="13.325cm" svg:y2="3.488cm">
          <text:p/>
        </draw:line>
        <draw:line draw:style-name="gr12" draw:text-style-name="P1" draw:layer="layout" svg:x1="13.452cm" svg:y1="3.538cm" svg:x2="13.58cm" svg:y2="3.59cm">
          <text:p/>
        </draw:line>
        <draw:line draw:style-name="gr12" draw:text-style-name="P1" draw:layer="layout" svg:x1="13.707cm" svg:y1="3.641cm" svg:x2="13.835cm" svg:y2="3.691cm">
          <text:p/>
        </draw:line>
        <draw:line draw:style-name="gr12" draw:text-style-name="P1" draw:layer="layout" svg:x1="13.962cm" svg:y1="3.743cm" svg:x2="14.089cm" svg:y2="3.793cm">
          <text:p/>
        </draw:line>
        <draw:line draw:style-name="gr12" draw:text-style-name="P1" draw:layer="layout" svg:x1="14.217cm" svg:y1="3.845cm" svg:x2="14.344cm" svg:y2="3.897cm">
          <text:p/>
        </draw:line>
        <draw:line draw:style-name="gr12" draw:text-style-name="P1" draw:layer="layout" svg:x1="14.472cm" svg:y1="3.946cm" svg:x2="14.599cm" svg:y2="3.998cm">
          <text:p/>
        </draw:line>
        <draw:line draw:style-name="gr12" draw:text-style-name="P1" draw:layer="layout" svg:x1="11.157cm" svg:y1="5.13cm" svg:x2="11.281cm" svg:y2="5.19cm">
          <text:p/>
        </draw:line>
        <draw:line draw:style-name="gr12" draw:text-style-name="P1" draw:layer="layout" svg:x1="11.406cm" svg:y1="5.248cm" svg:x2="11.529cm" svg:y2="5.308cm">
          <text:p/>
        </draw:line>
        <draw:line draw:style-name="gr12" draw:text-style-name="P1" draw:layer="layout" svg:x1="11.652cm" svg:y1="5.367cm" svg:x2="11.776cm" svg:y2="5.427cm">
          <text:p/>
        </draw:line>
        <draw:line draw:style-name="gr12" draw:text-style-name="P1" draw:layer="layout" svg:x1="11.9cm" svg:y1="5.487cm" svg:x2="12.024cm" svg:y2="5.546cm">
          <text:p/>
        </draw:line>
        <draw:line draw:style-name="gr12" draw:text-style-name="P1" draw:layer="layout" svg:x1="12.147cm" svg:y1="5.605cm" svg:x2="12.271cm" svg:y2="5.665cm">
          <text:p/>
        </draw:line>
        <draw:line draw:style-name="gr12" draw:text-style-name="P1" draw:layer="layout" svg:x1="12.395cm" svg:y1="5.724cm" svg:x2="12.519cm" svg:y2="5.784cm">
          <text:p/>
        </draw:line>
        <draw:line draw:style-name="gr12" draw:text-style-name="P1" draw:layer="layout" svg:x1="12.643cm" svg:y1="5.842cm" svg:x2="12.766cm" svg:y2="5.902cm">
          <text:p/>
        </draw:line>
        <draw:line draw:style-name="gr12" draw:text-style-name="P1" draw:layer="layout" svg:x1="12.89cm" svg:y1="5.962cm" svg:x2="13.014cm" svg:y2="6.021cm">
          <text:p/>
        </draw:line>
        <draw:line draw:style-name="gr12" draw:text-style-name="P1" draw:layer="layout" svg:x1="13.138cm" svg:y1="6.08cm" svg:x2="13.262cm" svg:y2="6.14cm">
          <text:p/>
        </draw:line>
        <draw:line draw:style-name="gr12" draw:text-style-name="P1" draw:layer="layout" svg:x1="13.385cm" svg:y1="6.199cm" svg:x2="13.509cm" svg:y2="6.259cm">
          <text:p/>
        </draw:line>
        <draw:line draw:style-name="gr12" draw:text-style-name="P1" draw:layer="layout" svg:x1="13.633cm" svg:y1="6.317cm" svg:x2="13.757cm" svg:y2="6.377cm">
          <text:p/>
        </draw:line>
        <draw:line draw:style-name="gr12" draw:text-style-name="P1" draw:layer="layout" svg:x1="13.881cm" svg:y1="6.437cm" svg:x2="14.004cm" svg:y2="6.496cm">
          <text:p/>
        </draw:line>
        <draw:line draw:style-name="gr12" draw:text-style-name="P1" draw:layer="layout" svg:x1="14.128cm" svg:y1="6.556cm" svg:x2="14.252cm" svg:y2="6.616cm">
          <text:p/>
        </draw:line>
        <draw:line draw:style-name="gr12" draw:text-style-name="P1" draw:layer="layout" svg:x1="14.376cm" svg:y1="6.674cm" svg:x2="14.5cm" svg:y2="6.734cm">
          <text:p/>
        </draw:line>
        <draw:line draw:style-name="gr12" draw:text-style-name="P1" draw:layer="layout" svg:x1="14.623cm" svg:y1="6.793cm" svg:x2="14.643cm" svg:y2="6.803cm">
          <text:p/>
        </draw:line>
        <draw:line draw:style-name="gr12" draw:text-style-name="P1" draw:layer="layout" svg:x1="27.885cm" svg:y1="5.13cm" svg:x2="27.885cm" svg:y2="5.268cm">
          <text:p/>
        </draw:line>
        <draw:line draw:style-name="gr12" draw:text-style-name="P1" draw:layer="layout" svg:x1="27.885cm" svg:y1="5.404cm" svg:x2="27.885cm" svg:y2="5.542cm">
          <text:p/>
        </draw:line>
        <draw:line draw:style-name="gr12" draw:text-style-name="P1" draw:layer="layout" svg:x1="27.885cm" svg:y1="5.679cm" svg:x2="27.885cm" svg:y2="5.817cm">
          <text:p/>
        </draw:line>
        <draw:line draw:style-name="gr12" draw:text-style-name="P1" draw:layer="layout" svg:x1="27.885cm" svg:y1="5.954cm" svg:x2="27.885cm" svg:y2="6.092cm">
          <text:p/>
        </draw:line>
        <draw:line draw:style-name="gr12" draw:text-style-name="P1" draw:layer="layout" svg:x1="27.885cm" svg:y1="6.228cm" svg:x2="27.885cm" svg:y2="6.366cm">
          <text:p/>
        </draw:line>
        <draw:line draw:style-name="gr12" draw:text-style-name="P1" draw:layer="layout" svg:x1="27.885cm" svg:y1="6.503cm" svg:x2="27.885cm" svg:y2="6.524cm">
          <text:p/>
        </draw:line>
        <draw:line draw:style-name="gr12" draw:text-style-name="P1" draw:layer="layout" svg:x1="27.885cm" svg:y1="2.342cm" svg:x2="27.885cm" svg:y2="2.48cm">
          <text:p/>
        </draw:line>
        <draw:line draw:style-name="gr12" draw:text-style-name="P1" draw:layer="layout" svg:x1="27.885cm" svg:y1="2.617cm" svg:x2="27.885cm" svg:y2="2.755cm">
          <text:p/>
        </draw:line>
        <draw:line draw:style-name="gr12" draw:text-style-name="P1" draw:layer="layout" svg:x1="27.885cm" svg:y1="2.891cm" svg:x2="27.885cm" svg:y2="3.029cm">
          <text:p/>
        </draw:line>
        <draw:line draw:style-name="gr12" draw:text-style-name="P1" draw:layer="layout" svg:x1="27.885cm" svg:y1="3.166cm" svg:x2="27.885cm" svg:y2="3.304cm">
          <text:p/>
        </draw:line>
        <draw:line draw:style-name="gr12" draw:text-style-name="P1" draw:layer="layout" svg:x1="27.885cm" svg:y1="3.441cm" svg:x2="27.885cm" svg:y2="3.579cm">
          <text:p/>
        </draw:line>
        <draw:line draw:style-name="gr12" draw:text-style-name="P1" draw:layer="layout" svg:x1="27.885cm" svg:y1="3.715cm" svg:x2="27.885cm" svg:y2="3.736cm">
          <text:p/>
        </draw:line>
        <draw:line draw:style-name="gr20" draw:text-style-name="P1" draw:layer="layout" svg:x1="8.5cm" svg:y1="11.3cm" svg:x2="27.844cm" svg:y2="11.263cm">
          <text:p/>
        </draw:line>
        <draw:frame draw:style-name="gr21" draw:text-style-name="P7" draw:layer="layout" svg:width="2.927cm" svg:height="0.747cm" svg:x="19.312cm" svg:y="10.71cm">
          <draw:text-box>
            <text:p text:style-name="P6"><text:span text:style-name="T4">1518 octe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14T21:03:54</meta:creation-date>
    <dc:date>2012-01-18T23:53:37</dc:date>
    <meta:editing-duration>PT20M37S</meta:editing-duration>
    <meta:editing-cycles>2</meta:editing-cycles>
    <meta:generator>LibreOffice/3.4$Unix LibreOffice_project/340m1$Build-502</meta:generator>
    <meta:document-statistic meta:object-count="176"/>
  </office:meta>
</office:document-meta>
</file>